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4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>
      <style:text-properties fo:font-weight="bold" style:font-weight-asian="bold" style:font-weight-complex="bold"/>
    </style:style>
    <style:style style:name="T4_14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1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8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8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8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8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P29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4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5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RAPAHANNOCK</text:span><text:span text:style-name="T1_2">/</text:span><text:span text:style-name="T1_3">RAPIDAN</text:span><text:span text:style-name="T1_4"><text:s/></text:span><text:span text:style-name="T1_5">HEALTH</text:span><text:span text:style-name="T1_6"><text:s/></text:span><text:span text:style-name="T1_7">DISTRICT</text:span></text:h>
        </text:list-item>
      </text:list>
      <text:p text:style-name="P2"/>
      <text:p text:style-name="P3"/>
      <text:h text:style-name="P4" text:outline-level="10"><text:span text:style-name="T4_1">James</text:span><text:span text:style-name="T4_2"><text:s/></text:span><text:span text:style-name="T4_3">Burns</text:span><text:span text:style-name="T4_4">,<text:s/></text:span><text:span text:style-name="T4_5">M</text:span><text:span text:style-name="T4_6">.</text:span><text:span text:style-name="T4_7">D</text:span><text:span text:style-name="T4_8">.,<text:s/></text:span><text:span text:style-name="T4_9">M</text:span><text:span text:style-name="T4_10">.</text:span><text:span text:style-name="T4_11">B</text:span><text:span text:style-name="T4_12">.</text:span><text:span text:style-name="T4_13">A</text:span><text:span text:style-name="T4_14">.<text:tab/>(540)<text:s/>829-7350</text:span></text:h>
      <text:p text:style-name="P5"><text:span text:style-name="T5_1">District</text:span><text:span text:style-name="T5_2"><text:s/></text:span><text:span text:style-name="T5_3">Director</text:span><text:span text:style-name="T5_4"><text:s/></text:span></text:p>
      <text:p text:style-name="P6"/>
      <text:p text:style-name="P7"><text:span text:style-name="T7_1">Teresa</text:span><text:span text:style-name="T7_2"><text:s/></text:span><text:span text:style-name="T7_3">Hutchens</text:span><text:span text:style-name="T7_4"><text:tab/>(540)<text:s/>672-1291</text:span></text:p>
      <text:p text:style-name="P8"><text:span text:style-name="T8_1">Business</text:span><text:span text:style-name="T8_2"><text:s/></text:span><text:span text:style-name="T8_3">Manager</text:span></text:p>
      <text:p text:style-name="P9"/>
      <text:p text:style-name="P10"><text:span text:style-name="T10_1">Charles</text:span><text:span text:style-name="T10_2"><text:s/></text:span><text:span text:style-name="T10_3">E</text:span><text:span text:style-name="T10_4">.<text:s/></text:span><text:span text:style-name="T10_5">Shephard</text:span><text:span text:style-name="T10_6"><text:tab/>(540)<text:s/>829-7466</text:span></text:p>
      <text:p text:style-name="P11"><text:span text:style-name="T11_1">Environmental</text:span><text:span text:style-name="T11_2"><text:s/></text:span><text:span text:style-name="T11_3">Health</text:span><text:span text:style-name="T11_4"><text:s/></text:span><text:span text:style-name="T11_5">Manager</text:span><text:span text:style-name="T11_6"><text:s/></text:span></text:p>
      <text:p text:style-name="P12"/>
      <text:p text:style-name="P13"><text:span text:style-name="T13_1">Nurse</text:span><text:span text:style-name="T13_2"><text:s/></text:span><text:span text:style-name="T13_3">Manager</text:span><text:span text:style-name="T13_4"><text:s/></text:span><text:span text:style-name="T13_5">Team</text:span></text:p>
      <text:p text:style-name="P14"><text:span text:style-name="T14_1">Nancy</text:span><text:span text:style-name="T14_2"><text:s/></text:span><text:span text:style-name="T14_3">Schmitz</text:span><text:span text:style-name="T14_4"><text:s text:c="10"/></text:span><text:span text:style-name="T14_5">Bonnie</text:span><text:span text:style-name="T14_6"><text:s/></text:span><text:span text:style-name="T14_7">Darrell</text:span></text:p>
      <text:p text:style-name="P15"><text:span text:style-name="T15_1">JoAnne</text:span><text:span text:style-name="T15_2"><text:s/></text:span><text:span text:style-name="T15_3">Russell</text:span><text:span text:style-name="T15_4"><text:s text:c="9"/></text:span><text:span text:style-name="T15_5">Connie</text:span><text:span text:style-name="T15_6"><text:s/></text:span><text:span text:style-name="T15_7">Corbin</text:span></text:p>
      <text:p text:style-name="P16"/>
      <text:p text:style-name="P17"/>
      <text:p text:style-name="P18"><text:span text:style-name="T18_1">Culpeper</text:span><text:span text:style-name="T18_2"><text:s/></text:span><text:span text:style-name="T18_3">County</text:span><text:span text:style-name="T18_4"><text:s/></text:span><text:span text:style-name="T18_5">H</text:span><text:span text:style-name="T18_6">.</text:span><text:span text:style-name="T18_7">D</text:span><text:span text:style-name="T18_8">.</text:span><text:span text:style-name="T18_9"><text:tab/></text:span><text:span text:style-name="T18_10">COST</text:span><text:span text:style-name="T18_11"><text:s/></text:span><text:span text:style-name="T18_12">CODE</text:span><text:span text:style-name="T18_13">:<text:s text:c="2"/>004</text:span></text:p>
      <text:p text:style-name="P19"><text:span text:style-name="T19_1">(</text:span><text:span text:style-name="T19_2">Headquarters</text:span><text:span text:style-name="T19_3"><text:s/></text:span><text:span text:style-name="T19_4">Office</text:span><text:span text:style-name="T19_5">)<text:s/><text:tab/></text:span><text:span text:style-name="T19_6">FIPS</text:span><text:span text:style-name="T19_7"><text:s/></text:span><text:span text:style-name="T19_8">CODE</text:span><text:span text:style-name="T19_9">:<text:s text:c="2"/>047</text:span></text:p>
      <text:p text:style-name="P20"><text:span text:style-name="T20_1"><text:tab/>640<text:s/></text:span><text:span text:style-name="T20_2">Laurel</text:span><text:span text:style-name="T20_3"><text:s/></text:span><text:span text:style-name="T20_4">Street</text:span><text:span text:style-name="T20_5"><text:tab/>(540)<text:s/>829-7350</text:span></text:p>
      <text:p text:style-name="P21"><text:span text:style-name="T21_1"><text:tab/></text:span><text:span text:style-name="T21_2">Culpeper</text:span><text:span text:style-name="T21_3">,<text:s/></text:span><text:span text:style-name="T21_4">VA</text:span><text:span text:style-name="T21_5"><text:s/>22701-3993<text:tab/></text:span><text:span text:style-name="T21_6">FAX</text:span><text:span text:style-name="T21_7"><text:s/>(540)<text:s/>829-7345</text:span></text:p>
      <text:p text:style-name="P22"/>
      <text:p text:style-name="P23"><text:span text:style-name="T23_1">Fauquier</text:span><text:span text:style-name="T23_2"><text:s/></text:span><text:span text:style-name="T23_3">County</text:span><text:span text:style-name="T23_4"><text:s/></text:span><text:span text:style-name="T23_5">H</text:span><text:span text:style-name="T23_6">.</text:span><text:span text:style-name="T23_7">D</text:span><text:span text:style-name="T23_8">.</text:span><text:span text:style-name="T23_9"><text:tab/></text:span><text:span text:style-name="T23_10">FIPS</text:span><text:span text:style-name="T23_11"><text:s/></text:span><text:span text:style-name="T23_12">CODE</text:span><text:span text:style-name="T23_13">:<text:s text:c="2"/>061</text:span></text:p>
      <text:p text:style-name="P24"><text:span text:style-name="T24_1">330<text:s/></text:span><text:span text:style-name="T24_2">Hospital</text:span><text:span text:style-name="T24_3"><text:s/></text:span><text:span text:style-name="T24_4">Drive</text:span><text:span text:style-name="T24_5"><text:tab/>(540)<text:s/>347-6400</text:span></text:p>
      <text:p text:style-name="P25"><text:span text:style-name="T25_1">Warrenton</text:span><text:span text:style-name="T25_2">,<text:s/></text:span><text:span text:style-name="T25_3">VA</text:span><text:span text:style-name="T25_4"><text:s/>20186<text:tab/></text:span><text:span text:style-name="T25_5">FAX</text:span><text:span text:style-name="T25_6"><text:s/>(540)<text:s/>347-6405</text:span></text:p>
      <text:p text:style-name="P26"/>
      <text:p text:style-name="P27"><text:span text:style-name="T27_1">Fauquier</text:span><text:span text:style-name="T27_2"><text:s/></text:span><text:span text:style-name="T27_3">Environmental</text:span><text:span text:style-name="T27_4"><text:s/></text:span><text:span text:style-name="T27_5">Health</text:span><text:span text:style-name="T27_6"><text:s/></text:span></text:p>
      <text:h text:style-name="P28" text:outline-level="10"><text:span text:style-name="T28_1"><text:tab/>320<text:s/></text:span><text:span text:style-name="T28_2">Hospital</text:span><text:span text:style-name="T28_3"><text:s/></text:span><text:span text:style-name="T28_4">Drive</text:span><text:span text:style-name="T28_5">,<text:s/></text:span><text:span text:style-name="T28_6">Suite</text:span><text:span text:style-name="T28_7"><text:s/>21<text:tab/>(540)<text:s/>347-6363</text:span></text:h>
      <text:h text:style-name="P29" text:outline-level="10"><text:span text:style-name="T29_1">Warrenton</text:span><text:span text:style-name="T29_2">,<text:s/></text:span><text:span text:style-name="T29_3">VA</text:span><text:span text:style-name="T29_4"><text:s text:c="2"/>20186<text:tab/></text:span><text:span text:style-name="T29_5">FAX</text:span><text:span text:style-name="T29_6"><text:s/>(540)<text:s/>347-6367</text:span></text:h>
      <text:p text:style-name="P30"/>
      <text:p text:style-name="P31"><text:span text:style-name="T31_1">Madison</text:span><text:span text:style-name="T31_2"><text:s/></text:span><text:span text:style-name="T31_3">County</text:span><text:span text:style-name="T31_4"><text:s/></text:span><text:span text:style-name="T31_5">H</text:span><text:span text:style-name="T31_6">.</text:span><text:span text:style-name="T31_7">D</text:span><text:span text:style-name="T31_8">.</text:span><text:span text:style-name="T31_9"><text:s/><text:tab/></text:span><text:span text:style-name="T31_10">FIPS</text:span><text:span text:style-name="T31_11"><text:s/></text:span><text:span text:style-name="T31_12">CODE</text:span><text:span text:style-name="T31_13">:<text:s text:c="2"/>113</text:span></text:p>
      <text:p text:style-name="P32"><text:span text:style-name="T32_1">400-</text:span><text:span text:style-name="T32_2">A</text:span><text:span text:style-name="T32_3"><text:s/></text:span><text:span text:style-name="T32_4">North</text:span><text:span text:style-name="T32_5"><text:s/></text:span><text:span text:style-name="T32_6">Main</text:span><text:span text:style-name="T32_7"><text:s/></text:span><text:span text:style-name="T32_8">Street</text:span><text:span text:style-name="T32_9"><text:s/><text:tab/>(540)<text:s/>948-5481</text:span></text:p>
      <text:p text:style-name="P33"><text:span text:style-name="T33_1">P</text:span><text:span text:style-name="T33_2">.<text:s/></text:span><text:span text:style-name="T33_3">O</text:span><text:span text:style-name="T33_4">.<text:s/></text:span><text:span text:style-name="T33_5">Box</text:span><text:span text:style-name="T33_6"><text:s/>67<text:tab/></text:span><text:span text:style-name="T33_7">FAX</text:span><text:span text:style-name="T33_8"><text:s/>(540)<text:s/>948-3841</text:span></text:p>
      <text:p text:style-name="P34"><text:span text:style-name="T34_1">Madison</text:span><text:span text:style-name="T34_2">,<text:s/></text:span><text:span text:style-name="T34_3">VA</text:span><text:span text:style-name="T34_4"><text:s/>22727</text:span></text:p>
      <text:p text:style-name="P35"/>
      <text:p text:style-name="P36"><text:span text:style-name="T36_1">Orange</text:span><text:span text:style-name="T36_2"><text:s/></text:span><text:span text:style-name="T36_3">County</text:span><text:span text:style-name="T36_4"><text:s/></text:span><text:span text:style-name="T36_5">H</text:span><text:span text:style-name="T36_6">.</text:span><text:span text:style-name="T36_7">D</text:span><text:span text:style-name="T36_8">.</text:span><text:span text:style-name="T36_9"><text:tab/></text:span><text:span text:style-name="T36_10">FIPS</text:span><text:span text:style-name="T36_11"><text:s/></text:span><text:span text:style-name="T36_12">CODE</text:span><text:span text:style-name="T36_13">:<text:s text:c="2"/>137</text:span></text:p>
      <text:p text:style-name="P37"><text:span text:style-name="T37_1">450<text:s/></text:span><text:span text:style-name="T37_2">N</text:span><text:span text:style-name="T37_3">.<text:s/></text:span><text:span text:style-name="T37_4">Madison</text:span><text:span text:style-name="T37_5"><text:s/></text:span><text:span text:style-name="T37_6">Road</text:span><text:span text:style-name="T37_7"><text:tab/>(540)<text:s/>672-1291</text:span></text:p>
      <text:p text:style-name="P38"><text:span text:style-name="T38_1">Orange</text:span><text:span text:style-name="T38_2">,<text:s/></text:span><text:span text:style-name="T38_3">VA</text:span><text:span text:style-name="T38_4"><text:s/>22960<text:tab/></text:span><text:span text:style-name="T38_5">FAX</text:span><text:span text:style-name="T38_6"><text:s/>(540)<text:s/>672-3109</text:span></text:p>
      <text:p text:style-name="P39"/>
      <text:p text:style-name="P40"><text:span text:style-name="T40_1">Rappahannock</text:span><text:span text:style-name="T40_2"><text:s/></text:span><text:span text:style-name="T40_3">County</text:span><text:span text:style-name="T40_4"><text:s/></text:span><text:span text:style-name="T40_5">H</text:span><text:span text:style-name="T40_6">.</text:span><text:span text:style-name="T40_7">D</text:span><text:span text:style-name="T40_8">.</text:span><text:span text:style-name="T40_9"><text:tab/></text:span><text:span text:style-name="T40_10">FIPS</text:span><text:span text:style-name="T40_11"><text:s/></text:span><text:span text:style-name="T40_12">CODE</text:span><text:span text:style-name="T40_13">:<text:s text:c="2"/>157</text:span></text:p>
      <text:p text:style-name="P41"><text:span text:style-name="T41_1">491-</text:span><text:span text:style-name="T41_2">A</text:span><text:span text:style-name="T41_3"><text:s/></text:span><text:span text:style-name="T41_4">Main</text:span><text:span text:style-name="T41_5"><text:s/></text:span><text:span text:style-name="T41_6">Street</text:span><text:span text:style-name="T41_7"><text:s/><text:tab/>(540)<text:s/>675-3516</text:span></text:p>
      <text:p text:style-name="P42"><text:span text:style-name="T42_1">P</text:span><text:span text:style-name="T42_2">.<text:s/></text:span><text:span text:style-name="T42_3">O</text:span><text:span text:style-name="T42_4">.<text:s/></text:span><text:span text:style-name="T42_5">Box</text:span><text:span text:style-name="T42_6"><text:s/>5<text:tab/></text:span><text:span text:style-name="T42_7">FAX</text:span><text:span text:style-name="T42_8"><text:s/>(540)<text:s/>675-1021</text:span></text:p>
      <text:p text:style-name="P43"><text:span text:style-name="T43_1">Washington</text:span><text:span text:style-name="T43_2">,<text:s/></text:span><text:span text:style-name="T43_3">VA</text:span><text:span text:style-name="T43_4"><text:s/>22747</text:span></text:p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